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6c80d" officeooo:paragraph-rsid="0006c80d"/>
    </style:style>
    <style:style style:name="P2" style:family="paragraph" style:parent-style-name="Text_20_body" style:list-style-name="L1">
      <style:text-properties officeooo:paragraph-rsid="0016258a"/>
    </style:style>
    <style:style style:name="P3" style:family="paragraph" style:parent-style-name="Text_20_body" style:list-style-name="L1">
      <style:text-properties officeooo:rsid="0019d6d3" officeooo:paragraph-rsid="0006c80d"/>
    </style:style>
    <style:style style:name="P4" style:family="paragraph" style:parent-style-name="Text_20_body" style:list-style-name="L1">
      <style:text-properties officeooo:rsid="000d51dd" officeooo:paragraph-rsid="0006c80d"/>
    </style:style>
    <style:style style:name="P5" style:family="paragraph" style:parent-style-name="Text_20_body" style:list-style-name="L1">
      <style:text-properties officeooo:rsid="0015dbce" officeooo:paragraph-rsid="0006c80d"/>
    </style:style>
    <style:style style:name="P6" style:family="paragraph" style:parent-style-name="Text_20_body" style:list-style-name="L1">
      <style:text-properties officeooo:rsid="00233777" officeooo:paragraph-rsid="0016eea9"/>
    </style:style>
    <style:style style:name="P7" style:family="paragraph" style:parent-style-name="Text_20_body" style:list-style-name="L1">
      <style:text-properties officeooo:rsid="000f0aa4" officeooo:paragraph-rsid="0016eea9"/>
    </style:style>
    <style:style style:name="P8" style:family="paragraph" style:parent-style-name="Text_20_body" style:list-style-name="L1">
      <style:text-properties officeooo:rsid="00114101" officeooo:paragraph-rsid="0013b500"/>
    </style:style>
    <style:style style:name="P9" style:family="paragraph" style:parent-style-name="Text_20_body" style:list-style-name="L1">
      <style:text-properties officeooo:rsid="000f901a" officeooo:paragraph-rsid="0006c80d"/>
    </style:style>
    <style:style style:name="P10" style:family="paragraph" style:parent-style-name="Text_20_body" style:list-style-name="L1">
      <style:text-properties officeooo:rsid="000f901a" officeooo:paragraph-rsid="000f72b4"/>
    </style:style>
    <style:style style:name="P11" style:family="paragraph" style:parent-style-name="Text_20_body" style:list-style-name="L1">
      <style:text-properties officeooo:rsid="000e6778" officeooo:paragraph-rsid="0006c80d"/>
    </style:style>
    <style:style style:name="P12" style:family="paragraph" style:parent-style-name="Text_20_body" style:list-style-name="L1">
      <style:text-properties officeooo:rsid="000e6778" officeooo:paragraph-rsid="0013c3e3"/>
    </style:style>
    <style:style style:name="P13" style:family="paragraph" style:parent-style-name="Text_20_body" style:list-style-name="L1">
      <style:text-properties officeooo:rsid="00152413" officeooo:paragraph-rsid="0006f7b8"/>
    </style:style>
    <style:style style:name="T1" style:family="text">
      <style:text-properties officeooo:rsid="0006c80d"/>
    </style:style>
    <style:style style:name="T2" style:family="text">
      <style:text-properties officeooo:rsid="000b68ca"/>
    </style:style>
    <style:style style:name="T3" style:family="text">
      <style:text-properties officeooo:rsid="003642bb"/>
    </style:style>
    <style:style style:name="T4" style:family="text">
      <style:text-properties officeooo:rsid="0051577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6ecdf" style:font-weight-asian="bold" style:font-weight-complex="bold"/>
    </style:style>
    <style:style style:name="T7" style:family="text">
      <style:text-properties fo:font-weight="bold" officeooo:rsid="007eb414" style:font-weight-asian="bold" style:font-weight-complex="bold"/>
    </style:style>
    <style:style style:name="T8" style:family="text">
      <style:text-properties fo:font-weight="bold" officeooo:rsid="000d51dd" style:font-weight-asian="bold" style:font-weight-complex="bold"/>
    </style:style>
    <style:style style:name="T9" style:family="text">
      <style:text-properties fo:font-weight="bold" officeooo:rsid="005f8901" style:font-weight-asian="bold" style:font-weight-complex="bold"/>
    </style:style>
    <style:style style:name="T10" style:family="text">
      <style:text-properties fo:font-weight="bold" officeooo:rsid="00152413" style:font-weight-asian="bold" style:font-weight-complex="bold"/>
    </style:style>
    <style:style style:name="T11" style:family="text">
      <style:text-properties fo:font-weight="bold" officeooo:rsid="0006c80d" style:font-weight-asian="bold" style:font-weight-complex="bold"/>
    </style:style>
    <style:style style:name="T12" style:family="text">
      <style:text-properties fo:font-weight="bold" officeooo:rsid="00622d27" style:font-weight-asian="bold" style:font-weight-complex="bold"/>
    </style:style>
    <style:style style:name="T13" style:family="text">
      <style:text-properties fo:font-weight="bold" officeooo:rsid="0037a81d" style:font-weight-asian="bold" style:font-weight-complex="bold"/>
    </style:style>
    <style:style style:name="T14" style:family="text">
      <style:text-properties fo:font-weight="bold" officeooo:rsid="00088b2d" style:font-weight-asian="bold" style:font-weight-complex="bold"/>
    </style:style>
    <style:style style:name="T15" style:family="text">
      <style:text-properties fo:font-weight="bold" officeooo:rsid="000cfee4" style:font-weight-asian="bold" style:font-weight-complex="bold"/>
    </style:style>
    <style:style style:name="T16" style:family="text">
      <style:text-properties fo:font-weight="bold" officeooo:rsid="0013b500" style:font-weight-asian="bold" style:font-weight-complex="bold"/>
    </style:style>
    <style:style style:name="T17" style:family="text">
      <style:text-properties fo:font-weight="bold" officeooo:rsid="0016258a" style:font-weight-asian="bold" style:font-weight-complex="bold"/>
    </style:style>
    <style:style style:name="T18" style:family="text">
      <style:text-properties officeooo:rsid="0046ecdf"/>
    </style:style>
    <style:style style:name="T19" style:family="text">
      <style:text-properties officeooo:rsid="000d51dd"/>
    </style:style>
    <style:style style:name="T20" style:family="text">
      <style:text-properties officeooo:rsid="006f3865"/>
    </style:style>
    <style:style style:name="T21" style:family="text">
      <style:text-properties officeooo:rsid="001d0423"/>
    </style:style>
    <style:style style:name="T22" style:family="text">
      <style:text-properties officeooo:rsid="0023bbf1"/>
    </style:style>
    <style:style style:name="T23" style:family="text">
      <style:text-properties officeooo:rsid="00152413"/>
    </style:style>
    <style:style style:name="T24" style:family="text">
      <style:text-properties officeooo:rsid="0046941b"/>
    </style:style>
    <style:style style:name="T25" style:family="text">
      <style:text-properties officeooo:rsid="000f0aa4"/>
    </style:style>
    <style:style style:name="T26" style:family="text">
      <style:text-properties officeooo:rsid="00088b2d"/>
    </style:style>
    <style:style style:name="T27" style:family="text">
      <style:text-properties officeooo:rsid="000a3a2e"/>
    </style:style>
    <style:style style:name="T28" style:family="text">
      <style:text-properties officeooo:rsid="0011c136"/>
    </style:style>
    <style:style style:name="T29" style:family="text">
      <style:text-properties officeooo:rsid="0013b500"/>
    </style:style>
    <style:style style:name="T30" style:family="text">
      <style:text-properties officeooo:rsid="0013c3e3"/>
    </style:style>
    <style:style style:name="T31" style:family="text">
      <style:text-properties officeooo:rsid="0014486b"/>
    </style:style>
    <style:style style:name="T32" style:family="text">
      <style:text-properties officeooo:rsid="0016258a"/>
    </style:style>
    <style:style style:name="T33" style:family="text">
      <style:text-properties style:font-name="Liberation Sans" fo:font-size="18.2000007629395pt" fo:font-weight="bold" officeooo:rsid="0016258a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34" style:family="text">
      <style:text-properties officeooo:rsid="0016eea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leventy <text:span text:style-name="T33">with Cascading Color System</text:span></text:h>
      <text:p text:style-name="P1"><text:span text:style-name="T32">21</text:span> août 2023<text:span text:style-name="T2"> – Eleventy v2.0.1 – </text:span><text:a xlink:type="simple" xlink:href="https://github.com/oddbird/cascading-color-system" text:style-name="Internet_20_link" text:visited-style-name="Visited_20_Internet_20_Link"><text:span text:style-name="T32">GitHub repo</text:span></text:a><text:span text:style-name="T3"> – </text:span><text:span text:style-name="T4">Liquid template language</text:span></text:p>
      <text:list xml:id="list652298984" text:style-name="L1">
        <text:list-item>
          <text:p text:style-name="P3"><text:span text:style-name="T6">create the /</text:span><text:span text:style-name="T17">cascading-color-system</text:span><text:span text:style-name="T6"> directory</text:span><text:span text:style-name="T18"> → </text:span>right-click the folder → Ouvrir avec → Visual Studio Code</text:p>
        </text:list-item>
        <text:list-item>
          <text:p text:style-name="P2"><text:span text:style-name="T14">create</text:span><text:span text:style-name="T8"> package.json &amp; add</text:span><text:span text:style-name="T19"> :</text:span><text:line-break/>{<text:line-break/> <text:s/>"name": "cascading-color-system",<text:line-break/> <text:s/>"version": "1.0.0",<text:line-break/> <text:s/>"description": "Eleventy with Cascading Color Systems",<text:line-break/> <text:s/>"main": "index.js",<text:line-break/> <text:s/>"devDependencies": {<text:line-break/> <text:s text:c="3"/>"@11ty/eleventy": "^2.0.1",<text:line-break/> <text:s text:c="3"/>"cascading-color-systems": "^0.1.0-beta.16"<text:line-break/> <text:s/>},<text:line-break/> <text:s/>"scripts": {<text:line-break/> <text:s text:c="3"/>"start": "npx @11ty/eleventy --serve",<text:line-break/> <text:s text:c="3"/>"build": "eleventy",<text:line-break/> <text:s text:c="3"/>"debug": "DEBUG=Eleventy* eleventy"<text:line-break/> <text:s/>},<text:line-break/> <text:s/>"keywords": ["Eleventy", "LiquidJS", "Cascading Color System"],<text:line-break/> <text:s/>"author": "Michel Maillard",<text:line-break/> <text:s/>"license": "ISC"<text:line-break/>}</text:p>
        </text:list-item>
        <text:list-item>
          <text:p text:style-name="P4"><text:span text:style-name="T5">create eleventy.config.js &amp; add</text:span> :<text:line-break/>module.exports = function (eleventyConfig) {<text:line-break/> <text:s text:c="3"/>eleventyConfig.addPassthroughCopy("src/<text:span text:style-name="T34">assets</text:span>");<text:line-break/> <text:s text:c="3"/>return {<text:line-break/> <text:s text:c="7"/>dir: {<text:line-break/> <text:s text:c="11"/>input: "src",<text:line-break/> <text:s text:c="11"/>layouts: "_layouts"<text:line-break/> <text:s text:c="7"/>},<text:line-break/> <text:s text:c="7"/>templateFormats: ["html",<text:span text:style-name="T20"> "md",</text:span> "liquid"]<text:line-break/> <text:s text:c="3"/>};<text:line-break/>};</text:p>
        </text:list-item>
        <text:list-item>
          <text:p text:style-name="P5"><text:span text:style-name="T9">c</text:span><text:span text:style-name="T5">reate /.gitignore &amp; add</text:span> :<text:line-break/>node_modules<text:line-break/>_<text:span text:style-name="T22">site</text:span></text:p>
        </text:list-item>
        <text:list-item>
          <text:p text:style-name="P6"><text:span text:style-name="T9">c</text:span><text:span text:style-name="T10">reate README.md &amp; add</text:span><text:span text:style-name="T23"> :<text:line-break/># Eleventy with Cascading Color Systems<text:line-break/></text:span>1. Installation<text:line-break/><text:soft-page-break/>2. <text:span text:style-name="T27">Base l</text:span>ayout with <text:span text:style-name="T26">JSON </text:span>global data, <text:span text:style-name="T27">header &amp; footer includes</text:span><text:line-break/>3. <text:span text:style-name="T34">Cascading Color System stylesheet</text:span><text:span text:style-name="T26"> link</text:span><text:line-break/><text:span text:style-name="T24">4</text:span>. 404.<text:span text:style-name="T27">html</text:span> <text:span text:style-name="T26">&amp; index.</text:span><text:span text:style-name="T27">md</text:span><text:span text:style-name="T26"> </text:span>page<text:span text:style-name="T26">s</text:span></text:p>
        </text:list-item>
        <text:list-item>
          <text:p text:style-name="P7"><text:span text:style-name="T12">c</text:span><text:span text:style-name="T5">reate /src/_data/site.json &amp; add</text:span> :<text:line-break/>{<text:line-break/> <text:s text:c="3"/>"name": "<text:span text:style-name="T34">Cascading Color</text:span>",<text:line-break/> <text:s text:c="3"/>"description": "Eleventy with Cascading Color Systems",<text:line-break/> <text:s text:c="3"/>"authorName": "Michel Maillard",<text:line-break/> <text:s text:c="3"/>"authorUrl": "<text:a xlink:type="simple" xlink:href="https://michelmaillard.ch/" text:style-name="Internet_20_link" text:visited-style-name="Visited_20_Internet_20_Link">https://michelmaillard.ch/</text:a>",<text:line-break/> <text:s text:c="3"/>"<text:span text:style-name="T1">github</text:span>": "https://github.com/mobile-michel/<text:span text:style-name="T34">cascading-color</text:span>",<text:line-break/> <text:s text:c="3"/>"favicon": "<text:a xlink:type="simple" xlink:href="https://11ty.recipes/images/meta/favicon.svg" text:style-name="Internet_20_link" text:visited-style-name="Visited_20_Internet_20_Link">https://11ty.recipes/images/meta/favicon.svg</text:a>",<text:line-break/> <text:s text:c="3"/>"<text:span text:style-name="T1">stylesheet</text:span>": "../../node_modules/cascading-color-systems/css/ccs.css",<text:line-break/> <text:s text:c="3"/>"backgroundImage": "https://images.pexels.com/photos/14702039/pexels-photo-14702039.jpeg?auto=compress&amp;cs=tinysrgb&amp;w=1<text:span text:style-name="T31">920</text:span>&amp;h=<text:span text:style-name="T31">1280</text:span>&amp;dpr=1"<text:line-break/>}</text:p>
        </text:list-item>
        <text:list-item>
          <text:p text:style-name="P8"><text:span text:style-name="T5">create /src/_includes/</text:span><text:span text:style-name="T11">header</text:span><text:span text:style-name="T5">.</text:span><text:span text:style-name="T7">liquid</text:span><text:span text:style-name="T5"> &amp; add</text:span> :<text:line-break/>&lt;header style="background-image: url({{ site.backgroundImage }}); background-size: cover"&gt;<text:line-break/> <text:s/>&lt;nav class="container"&gt;<text:line-break/> <text:s text:c="3"/>&lt;ul&gt;<text:line-break/> <text:s text:c="5"/>&lt;li&gt;&lt;h2&gt;&lt;a href="/" style="color: white;"&gt;{{ site.name }}&lt;/a&gt;&lt;/h2&gt;&lt;/li&gt;<text:line-break/> <text:s text:c="3"/>&lt;/ul&gt;<text:line-break/> <text:s text:c="3"/>&lt;ul&gt;<text:line-break/> <text:s text:c="5"/>{% for nav in collections.primary reversed %}<text:line-break/> <text:s text:c="7"/>&lt;li {% if page.url == nav.url %}aria-current="page"{% endif %}&gt;<text:line-break/> <text:s text:c="9"/>&lt;a href="{{ nav.url }}"&gt;{{ nav.data.title }}&lt;/a&gt;<text:line-break/> <text:s text:c="7"/>&lt;/li&gt;<text:line-break/> <text:s text:c="5"/>{% endfor %}<text:line-break/> <text:s text:c="3"/>&lt;/ul&gt;<text:line-break/> <text:s/>&lt;/nav&gt;<text:line-break/>&lt;/header&gt;</text:p>
        </text:list-item>
        <text:list-item>
          <text:p text:style-name="P9"><text:span text:style-name="T5">create /src/_includes/footer.</text:span><text:span text:style-name="T7">liquid</text:span><text:span text:style-name="T5"> &amp; add</text:span> :<text:line-break/>&lt;footer class="container"&gt;<text:line-break/> <text:s/>&lt;small&gt;&amp;copy; {{ "now" | date: "%Y" }} Built with &lt;a href="https://www.11ty.dev/"&gt;Eleventy&lt;/a&gt; version 2.0, &lt;a href="https://liquidjs.com/"&gt;LiquidJS&lt;/a&gt; &amp; &lt;a href="https://picocss.com"&gt;Pico CSS&lt;/a&gt; version 2.0 by &lt;a href="{{site.authorUrl}}"&gt;{{ site.authorName }}&lt;/a&gt; - &lt;<text:span text:style-name="T34">a href=”{{site.github}}&gt;GitHub repository&lt;/a&gt;</text:span>&lt;/small&gt;<text:line-break/>&lt;/footer&gt;</text:p>
        </text:list-item>
        <text:list-item>
          <text:p text:style-name="P10"><text:span text:style-name="T5">open /src/_</text:span><text:span text:style-name="T13">layouts</text:span><text:span text:style-name="T5">/base.</text:span><text:span text:style-name="T15">liquid</text:span><text:span text:style-name="T5"> &amp; </text:span><text:span text:style-name="T15">add</text:span> :<text:line-break/> &lt;!DOCTYPE html&gt;<text:line-break/>&lt;html lang="en"&gt;<text:line-break/><text:soft-page-break/> <text:s/>&lt;head&gt;<text:line-break/> <text:s text:c="3"/>&lt;meta charset="UTF-8"&gt;<text:line-break/> <text:s text:c="3"/>&lt;meta name="viewport" content="width=device-width, initial-scale=1.0"&gt;<text:line-break/> <text:s text:c="3"/>&lt;meta name="author" content="{{ site.authorName }}"&gt;<text:line-break/> <text:s text:c="3"/>&lt;meta name="description" content="{{ site.description }}"&gt;<text:line-break/> <text:s text:c="3"/>&lt;link rel="icon" href="{{ site.favicon }}" type="image/svg+xml"&gt;<text:line-break/> <text:s text:c="3"/>&lt;title&gt;{{ title }} - {{ site.name }}&lt;/title&gt;<text:line-break/> <text:s text:c="3"/>&lt;link rel="stylesheet" href="{{ site.css }}"&gt;<text:line-break/> <text:s/>&lt;/head&gt;<text:line-break/> <text:s/>&lt;body&gt;<text:line-break/> <text:s text:c="3"/>{% include 'header' %}<text:line-break/> <text:s text:c="3"/>&lt;main class="container"&gt;<text:line-break/> <text:s text:c="5"/>&lt;h1&gt;{{ title }}&lt;/h1&gt;<text:line-break/> <text:s text:c="5"/>{{ content }}<text:line-break/> <text:s text:c="3"/>&lt;/main&gt;<text:line-break/> <text:s text:c="3"/>{% include 'footer' %}<text:line-break/> <text:s/>&lt;/body&gt;<text:line-break/>&lt;/html&gt;</text:p>
        </text:list-item>
        <text:list-item>
          <text:p text:style-name="P11"><text:span text:style-name="T5">create /src/index.md &amp; add</text:span> :<text:line-break/>---<text:line-break/><text:span text:style-name="T21">title: Eleventy Basic Template</text:span><text:line-break/>layout: base<text:line-break/>---<text:line-break/>{{ site.description }}</text:p>
        </text:list-item>
        <text:list-item>
          <text:p text:style-name="P13"><text:span text:style-name="T5">create /src/404.html &amp; add</text:span> :<text:line-break/>---<text:line-break/>title: Oops! Not Found<text:line-break/>permalink: 404.html<text:line-break/>---<text:line-break/>&lt;!doctype html&gt;<text:line-break/>&lt;html lang="en"&gt;<text:line-break/>&lt;head&gt;<text:line-break/> <text:s text:c="3"/>&lt;meta charset="utf-8"&gt;<text:line-break/> <text:s text:c="3"/>&lt;meta name="viewport" content="width=device-width, initial-scale=1.0"&gt;<text:line-break/> <text:s text:c="3"/>&lt;title&gt;{{ title }} - {{ site.name }}&lt;/title&gt;<text:line-break/> <text:s text:c="3"/>&lt;link rel="stylesheet" href="{{ site.css }}"&gt;<text:line-break/>&lt;/head&gt;<text:line-break/>&lt;body&gt;<text:line-break/> <text:s text:c="3"/>&lt;main class="container"&gt;<text:line-break/> <text:s text:c="7"/>&lt;h1&gt;{{ title }}&lt;/h1&gt;<text:line-break/> <text:s text:c="7"/>&lt;p&gt;You may find something on the &lt;a href="/"&gt;home page&lt;/a&gt;...&lt;/p&gt;<text:line-break/> <text:s text:c="3"/>&lt;/main&gt;<text:line-break/><text:soft-page-break/>&lt;/body&gt;<text:line-break/>&lt;/html&gt;</text:p>
        </text:list-item>
        <text:list-item>
          <text:p text:style-name="P12"><text:span text:style-name="T16">push to GitHub</text:span><text:span text:style-name="T23"> :</text:span><text:line-break/><text:a xlink:type="simple" xlink:href="https://github.com/mobile-michel?tab=repositories" text:style-name="Internet_20_link" text:visited-style-name="Visited_20_Internet_20_Link">https://github.com/mobile-michel?tab=repositories</text:a> → <text:span text:style-name="T29">New<text:line-break/>Repository name: basic<text:line-break/>Description: Eleventy basic template to start a new project → Create repository<text:line-break/></text:span><text:span text:style-name="T30">Settings → Template repository</text:span><text:line-break/>git init<text:line-break/>git add --all<text:line-break/><text:span text:style-name="T25">git commit -m "</text:span><text:span text:style-name="T30">first commit</text:span><text:span text:style-name="T25">"<text:line-break/></text:span>git branch -M main<text:span text:style-name="T25"><text:line-break/>git remote add origin </text:span><text:a xlink:type="simple" xlink:href="https://github.com/mobile-michel/basic.git" text:style-name="Internet_20_link" text:visited-style-name="Visited_20_Internet_20_Link"><text:span text:style-name="T25">https://github.com/mobile-michel/b</text:span></text:a><text:a xlink:type="simple" xlink:href="https://github.com/mobile-michel/basic.git" text:style-name="Internet_20_link" text:visited-style-name="Visited_20_Internet_20_Link"><text:span text:style-name="T30">asic</text:span></text:a><text:a xlink:type="simple" xlink:href="https://github.com/mobile-michel/basic.git" text:style-name="Internet_20_link" text:visited-style-name="Visited_20_Internet_20_Link"><text:span text:style-name="T25">.git</text:span></text:a><text:line-break/>git push -u origin main</text:p>
        </text:list-item>
        <text:list-item>
          <text:p text:style-name="P11">npm <text:span text:style-name="T3">start → </text:span><text:a xlink:type="simple" xlink:href="http://localhost:8080/" text:style-name="Internet_20_link" text:visited-style-name="Visited_20_Internet_20_Link"><text:span text:style-name="T4">http://localhost:8080/</text:span></text:a><text:span text:style-name="T4">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5:22:33.792164413</meta:creation-date>
    <meta:generator>LibreOffice/7.0.4.2$Linux_X86_64 LibreOffice_project/00$Build-2</meta:generator>
    <dc:date>2023-08-21T15:50:55.819267409</dc:date>
    <dc:creator>Michel Maillard</dc:creator>
    <meta:editing-duration>PT45M48S</meta:editing-duration>
    <meta:editing-cycles>16</meta:editing-cycles>
    <meta:document-statistic meta:table-count="0" meta:image-count="0" meta:object-count="0" meta:page-count="4" meta:paragraph-count="15" meta:word-count="471" meta:character-count="4435" meta:non-whitespace-character-count="3685"/>
  </office:meta>
</office:document-meta>
</file>